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b5af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Times New Roman" fo:font-size="12pt" fo:font-weight="bold" officeooo:rsid="0017b1d4" officeooo:paragraph-rsid="000b5af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6" style:family="paragraph" style:parent-style-name="Standard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Times New Roman" fo:font-size="14pt" fo:font-weight="normal" officeooo:rsid="00147e77" officeooo:paragraph-rsid="000b5af7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officeooo:paragraph-rsid="000b5af7"/>
    </style:style>
    <style:style style:name="P9" style:family="paragraph" style:parent-style-name="Standard" style:list-style-name="L1">
      <style:text-properties style:font-name="Times New Roman" fo:font-size="13pt" fo:font-weight="bold" officeooo:rsid="0017b1d4" officeooo:paragraph-rsid="000b5af7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style:font-name="Times New Roman" fo:font-size="13pt" fo:font-weight="bold" officeooo:rsid="00147e77" officeooo:paragraph-rsid="000b5af7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62300" officeooo:paragraph-rsid="000b5af7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7a764" officeooo:paragraph-rsid="000b5af7" style:font-name-asian="TimesNewRomanPSMT" style:font-size-asian="13pt" style:font-weight-asian="bold" style:font-name-complex="TimesNewRomanPSMT" style:font-size-complex="13pt" style:font-weight-complex="bold"/>
    </style:style>
    <style:style style:name="P13" style:family="paragraph" style:parent-style-name="Standard" style:list-style-name="L2">
      <style:text-properties style:font-name="Times New Roman" officeooo:paragraph-rsid="000b5af7"/>
    </style:style>
    <style:style style:name="P14" style:family="paragraph" style:parent-style-name="Standard" style:list-style-name="L1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list-style-name="L1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Times New Roman" fo:font-size="12pt" fo:font-weight="normal" officeooo:rsid="0017b1d4" officeooo:paragraph-rsid="000b5af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fe433" officeooo:paragraph-rsid="000b5af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7a764" officeooo:paragraph-rsid="000b5af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955bf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7b1d4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bold" officeooo:rsid="00147e77" officeooo:paragraph-rsid="000b5af7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rsid="00162300" officeooo:paragraph-rsid="000b5af7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style="normal" fo:font-weight="bold" officeooo:rsid="00147e77" officeooo:paragraph-rsid="000b5af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7b1d4" officeooo:paragraph-rsid="000b5af7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normal" officeooo:rsid="00162300" officeooo:paragraph-rsid="000b5af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072218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b5af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0232f" style:font-size-asian="12pt" style:font-weight-asian="normal" style:font-size-complex="12pt" style:font-weight-complex="normal"/>
    </style:style>
    <style:style style:name="T9" style:family="text">
      <style:text-properties officeooo:rsid="0017b1d4"/>
    </style:style>
    <style:style style:name="T10" style:family="text">
      <style:text-properties fo:font-style="italic" officeooo:rsid="0017b1d4" style:font-style-asian="italic" style:font-style-complex="italic"/>
    </style:style>
    <style:style style:name="T11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4" style:family="text">
      <style:text-properties fo:font-style="normal" officeooo:rsid="00072218" style:font-style-asian="normal" style:font-style-complex="normal"/>
    </style:style>
    <style:style style:name="T15" style:family="text">
      <style:text-properties fo:font-style="normal" officeooo:rsid="0017b1d4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7" style:family="text">
      <style:text-properties fo:font-weight="normal" officeooo:rsid="00147e77" style:font-weight-asian="normal" style:font-weight-complex="normal"/>
    </style:style>
    <style:style style:name="T18" style:family="text">
      <style:text-properties fo:font-weight="normal" officeooo:rsid="00072218" style:font-weight-asian="normal" style:font-weight-complex="normal"/>
    </style:style>
    <style:style style:name="T19" style:family="text">
      <style:text-properties fo:font-weight="normal" officeooo:rsid="00162300" style:font-weight-asian="normal" style:font-weight-complex="normal"/>
    </style:style>
    <style:style style:name="T20" style:family="text">
      <style:text-properties fo:font-weight="normal" officeooo:rsid="0017b1d4" style:font-weight-asian="normal" style:font-weight-complex="normal"/>
    </style:style>
    <style:style style:name="T21" style:family="text">
      <style:text-properties fo:font-weight="normal" officeooo:rsid="001955bf" style:font-weight-asian="normal" style:font-weight-complex="normal"/>
    </style:style>
    <style:style style:name="T22" style:family="text">
      <style:text-properties fo:font-weight="normal" officeooo:rsid="0008608a" style:font-weight-asian="normal" style:font-weight-complex="normal"/>
    </style:style>
    <style:style style:name="T23" style:family="text">
      <style:text-properties fo:font-weight="normal" officeooo:rsid="001fe433" style:font-weight-asian="normal" style:font-weight-complex="normal"/>
    </style:style>
    <style:style style:name="T24" style:family="text">
      <style:text-properties fo:font-weight="normal" officeooo:rsid="000b5af7" style:font-weight-asian="normal" style:font-weight-complex="normal"/>
    </style:style>
    <style:style style:name="T25" style:family="text">
      <style:text-properties fo:font-weight="normal" officeooo:rsid="000c8f44" style:font-weight-asian="normal" style:font-weight-complex="normal"/>
    </style:style>
    <style:style style:name="T26" style:family="text">
      <style:text-properties fo:font-weight="normal" officeooo:rsid="000e3402" style:font-weight-asian="normal" style:font-weight-complex="normal"/>
    </style:style>
    <style:style style:name="T27" style:family="text">
      <style:text-properties officeooo:rsid="0008608a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officeooo:rsid="001fe433"/>
    </style:style>
    <style:style style:name="T30" style:family="text">
      <style:text-properties style:text-underline-style="solid" style:text-underline-width="auto" style:text-underline-color="font-color" officeooo:rsid="0017b1d4"/>
    </style:style>
    <style:style style:name="T31" style:family="text">
      <style:text-properties officeooo:rsid="000b5af7"/>
    </style:style>
    <style:style style:name="T32" style:family="text">
      <style:text-properties officeooo:rsid="000e3402"/>
    </style:style>
    <style:style style:name="T33" style:family="text">
      <style:text-properties officeooo:rsid="0010232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C </text:span><text:span text:style-name="T31">Sottometti</text:span><text:span text:style-name="T3"> Graduatoria </text:span><text:span text:style-name="T31">Provvisoria</text:span><text:span text:style-name="T4"> 0</text:span><text:span text:style-name="T33">1</text:span></text:p>
      <text:p text:style-name="P7"/>
      <text:list xml:id="list37124959" text:style-name="L1">
        <text:list-item>
          <text:p text:style-name="P9">Nome del Test Case</text:p>
        </text:list-item>
      </text:list>
      <text:list xml:id="list37126639" text:style-name="L2">
        <text:list-header>
          <text:p text:style-name="P13"><text:span text:style-name="T5">Test Case TC_</text:span><text:span text:style-name="T7">SottomettiGraduatoriaProvvisoria</text:span><text:span text:style-name="T6">_0</text:span><text:span text:style-name="T8">1</text:span></text:p>
        </text:list-header>
      </text:list>
      <text:p text:style-name="P3"/>
      <text:list xml:id="list37125322" text:continue-list="list37124959" text:style-name="L1">
        <text:list-item>
          <text:p text:style-name="P10">Test Case <text:span text:style-name="T9">Specification Identifier</text:span></text:p>
        </text:list-item>
      </text:list>
      <text:p text:style-name="P4"><text:span text:style-name="T9"><text:tab/></text:span><text:span text:style-name="T10">Caso d'uso da testare</text:span></text:p>
      <text:p text:style-name="P4"><text:span text:style-name="T12"><text:tab/></text:span><text:span text:style-name="T17">UC_</text:span><text:span text:style-name="T18">ACC_3.</text:span><text:span text:style-name="T25">3</text:span><text:span text:style-name="T17"> –</text:span><text:span text:style-name="T19"> </text:span><text:span text:style-name="T24">Sottometti</text:span><text:span text:style-name="T18"> Graduatoria </text:span><text:span text:style-name="T24">Provvisoria</text:span></text:p>
      <text:list xml:id="list37136929" text:continue-numbering="true" text:style-name="L1">
        <text:list-header>
          <text:p text:style-name="P14">Version date</text:p>
          <text:p text:style-name="P15">1<text:span text:style-name="T4">3</text:span>/12/12 </text:p>
          <text:p text:style-name="P14">Version number</text:p>
        </text:list-header>
      </text:list>
      <text:p text:style-name="P8"><text:span text:style-name="T9"><text:tab/></text:span>v. 1.<text:span text:style-name="T33">1</text:span></text:p>
      <text:p text:style-name="P6"><text:tab/>Version author</text:p>
      <text:p text:style-name="P1"><text:span text:style-name="T13"><text:tab/></text:span><text:span text:style-name="T14">Ferdinando Di Palma</text:span></text:p>
      <text:list xml:id="list37141564" text:continue-numbering="true" text:style-name="L1">
        <text:list-header>
          <text:p text:style-name="P15"/>
        </text:list-header>
        <text:list-item>
          <text:p text:style-name="P10">Elementi testati</text:p>
          <text:p text:style-name="P16">Il test riguarderà la componente <text:span text:style-name="T27">Gestione Graduatorie</text:span>, in particolare la funzionalità <text:span text:style-name="T3">di </text:span><text:span text:style-name="T31">sottomissione della graduatoria Provvisoria al sistema</text:span></text:p>
          <text:p text:style-name="P14">Riferimenti</text:p>
        </text:list-item>
      </text:list>
      <text:p text:style-name="P1"><text:tab/><text:span text:style-name="T9">Specifica dei requisiti</text:span></text:p>
      <text:p text:style-name="P1"/>
      <text:list xml:id="list37134283" text:continue-numbering="true" text:style-name="L1">
        <text:list-item>
          <text:p text:style-name="P21"><text:span text:style-name="T28">Input</text:span> </text:p>
          <text:p text:style-name="P22"><text:span text:style-name="T10">Data </text:span><text:span text:style-name="T11">-</text:span></text:p>
          <text:p text:style-name="P22"><text:span text:style-name="T10">Tables</text:span><text:span text:style-name="T9"> </text:span><text:span text:style-name="T29">-</text:span></text:p>
          <text:p text:style-name="P22"><text:span text:style-name="T10">Human</text:span><text:span text:style-name="T9"> </text:span><text:span text:style-name="T10">Action</text:span></text:p>
          <text:p text:style-name="P25"><text:span text:style-name="T20">L'utente visita l</text:span><text:span text:style-name="T21">a pagina</text:span><text:span text:style-name="T20"> di </text:span><text:span text:style-name="T22">Gestione </text:span><text:span text:style-name="T24">Graduatorie selezionando dalla lista una Graduatoria provvisoria e sottomettendola al sistema</text:span></text:p>
          <text:p text:style-name="P22"><text:span text:style-name="T10">Condition</text:span><text:span text:style-name="T9"> </text:span></text:p>
          <text:list>
            <text:list-header>
              <text:p text:style-name="P26">States</text:p>
              <text:list>
                <text:list-header>
                  <text:p text:style-name="P25"><text:span text:style-name="T30">Initial</text:span><text:span text:style-name="T9">: </text:span><text:span text:style-name="T20">Connessione dati attiva</text:span></text:p>
                  <text:p text:style-name="P25"><text:span text:style-name="T30">Intermediate</text:span><text:span text:style-name="T9">: </text:span><text:span text:style-name="T20">Connessione dati attiva</text:span></text:p>
                  <text:p text:style-name="P22"><text:span text:style-name="T16">Final</text:span><text:span text:style-name="T15">: </text:span><text:span text:style-name="T12">Connessione dati attiva</text:span></text:p>
                </text:list-header>
              </text:list>
              <text:p text:style-name="P26">Files</text:p>
              <text:list>
                <text:list-header>
                  <text:p text:style-name="P25"><text:span text:style-name="T30">Database</text:span><text:span text:style-name="T9">: </text:span></text:p>
                  <text:p text:style-name="P25"><text:span text:style-name="T30">Control files</text:span><text:span text:style-name="T9">: </text:span><text:span text:style-name="T20"><text:s/></text:span></text:p>
                  <text:p text:style-name="P25"><text:span text:style-name="T30">Transaction files</text:span><text:span text:style-name="T9">: </text:span></text:p>
                </text:list-header>
              </text:list>
            </text:list-header>
          </text:list>
          <text:p text:style-name="P14">Relationship</text:p>
          <text:p text:style-name="P14">Timing</text:p>
          <text:p text:style-name="P27"/>
        </text:list-item>
        <text:list-item>
          <text:p text:style-name="P11">Output</text:p>
          <text:p text:style-name="P22"><text:span text:style-name="T10">Tables</text:span><text:span text:style-name="T9"> -</text:span></text:p>
          <text:p text:style-name="P17">Il sistema visualizza <text:span text:style-name="T32">una lista vuota non permettendo la selezione all'utente</text:span></text:p>
          <text:p text:style-name="P23"><text:span text:style-name="T10">Human</text:span><text:span text:style-name="T9"> </text:span><text:span text:style-name="T10">Action</text:span></text:p>
          <text:p text:style-name="P22"><text:span text:style-name="T10">Condition</text:span><text:span text:style-name="T9"> </text:span></text:p>
          <text:list>
            <text:list-header>
              <text:p text:style-name="P26">States</text:p>
              <text:list>
                <text:list-header>
                  <text:p text:style-name="P25"><text:span text:style-name="T30">Initial</text:span><text:span text:style-name="T9">: </text:span></text:p>
                  <text:p text:style-name="P25"><text:span text:style-name="T30">Intermediate</text:span><text:span text:style-name="T9">: </text:span></text:p>
                  <text:p text:style-name="P22"><text:span text:style-name="T16">Final</text:span><text:span text:style-name="T15">: </text:span></text:p>
                </text:list-header>
              </text:list>
              <text:p text:style-name="P26">Files</text:p>
              <text:list>
                <text:list-header>
                  <text:p text:style-name="P25"><text:span text:style-name="T30">Database</text:span><text:span text:style-name="T9">: </text:span></text:p>
                  <text:p text:style-name="P25"><text:span text:style-name="T30">Control files</text:span><text:span text:style-name="T9">: </text:span><text:span text:style-name="T20"><text:s/></text:span></text:p>
                  <text:p text:style-name="P25"><text:span text:style-name="T30">Transaction files</text:span><text:span text:style-name="T9">: </text:span></text:p>
                </text:list-header>
              </text:list>
            </text:list-header>
          </text:list>
          <text:p text:style-name="P14"><text:soft-page-break/>Relationship</text:p>
          <text:p text:style-name="P14">Timing</text:p>
          <text:p text:style-name="P14">Response Time</text:p>
          <text:p text:style-name="P14">Duration</text:p>
          <text:p text:style-name="P18"/>
        </text:list-item>
        <text:list-item>
          <text:p text:style-name="P24"><text:span text:style-name="T28">Test frame</text:span> </text:p>
        </text:list-item>
      </text:list>
      <text:p text:style-name="P5"><text:tab/><text:span text:style-name="T23">Tabella: dati </text:span><text:span text:style-name="T26">mancanti</text:span></text:p>
      <text:list xml:id="list37138173" text:continue-numbering="true" text:style-name="L1">
        <text:list-item>
          <text:p text:style-name="P12">Vincoli ambientali</text:p>
          <text:p text:style-name="P19">Connessione <text:span text:style-name="T29">con il database</text:span></text:p>
          <text:p text:style-name="P20"/>
        </text:list-item>
        <text:list-item>
          <text:p text:style-name="P12">Requisiti procedurali speciali</text:p>
          <text:p text:style-name="P20">Non ci sono particolari procedure speciali.</text:p>
          <text:p text:style-name="P20"/>
        </text:list-item>
        <text:list-item>
          <text:p text:style-name="P12">Dipendenze da altri Test Case</text:p>
          <text:p text:style-name="P20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45:37.13</meta:creation-date>
    <dc:date>2012-12-13T17:00:38.47</dc:date>
    <meta:editing-duration>P0D</meta:editing-duration>
    <meta:editing-cycles>4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7" meta:word-count="183" meta:character-count="1321" meta:non-whitespace-character-count="1181"/>
  </office:meta>
</office:document-meta>
</file>